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901c" officeooo:paragraph-rsid="000190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prac g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17:59:03.385236269</meta:creation-date>
    <dc:date>2023-04-25T17:59:30.945429389</dc:date>
    <meta:editing-duration>PT28S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1"/>
    <meta:generator>LibreOffice/7.3.6.2$Linux_X86_64 LibreOffice_project/30$Build-2</meta:generator>
  </office:meta>
</office:document-meta>
</file>